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tandard/base___new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5:48:11.61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7T15:55:42.625000000</dc:date>
    <meta:editing-duration>P1DT54S</meta:editing-duration>
    <meta:editing-cycles>392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new.xml><?xml version="1.0" encoding="utf-8"?>
<!DOCTYPE module  PUBLIC '-//OpenOffice.org//DTD OfficeDocument 1.0//EN'  'module.dtd'>
<script:module xmlns:script="http://openoffice.org/2000/script" script:name="base___new" script:language="StarBasic" script:moduleType="normal">REM  *****  BASIC  *****

Option Explicit



Sub base___new___validation

	Dim a as Variant
	
	If IsEMpty( a ) Then
	
		MsgBox( "Empty : a" )
		
	EndIf
	
	
	Set a = New base___class_module_01
	
	
	If IsEmpty( a ) = false Then
	
		MsgBox( "Not Empty : a" )
		
	EndIf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  <library:element library:name="base___new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